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style:font-name="Consolas" style:font-name-asian="Times New Roman" fo:color="#DCDCAA" style:letter-kerning="false" fo:font-size="10.5pt" style:font-size-asian="10.5pt" style:font-size-complex="10.5pt" style:language-asian="en" style:country-asian="GB"/>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 style:parent-style-name="DefaultParagraphFont" style:family="text">
      <style:text-properties fo:font-style="italic" style:font-style-asian="italic" style:font-style-complex="italic"/>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style="italic" style:font-style-asian="italic" style:font-style-complex="italic"/>
    </style:style>
    <style:style style:name="P1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2" style:parent-style-name="Normal"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My evaluation of the System Design (Unit 7) and the System Implementation (Unit 11)</text:p>
      <text:p text:style-name="Normal"/>
      <text:p text:style-name="Normal">In approaching<text:s/>the system design and system development<text:s/>tasks, I was very much focussed on implementing the improvements identified in the evaluation of my individual programming project within the Secure Software Development module. At the implementation stage, the methods written often contained prompts for user inputs, which made unit testing largely unviable, resulting in numerous debugging issues. <text:s/>To rectify this at both the design and implementation stage, achieving modularity was a key aim, wherein the focus was on writing testable code, following Gamma et al.’s (1994) recommendations of using simple, well-planned, purposeful methods and attributes. While I believe that this aim was mostly realised, too much tweaking and redesign occurred at the implementation stage which could have been avoided at the design stage.<text:s/></text:p>
      <text:p text:style-name="Normal"/>
      <text:p text:style-name="Normal">One such redesign was the decision to reduce the area of responsibility of the ExpressionSensor class; during its design, it had both a method to simulate the sensor that would receive data regarding the user’s emotional facial expressions, as well as a method to do the same regarding the user’s emotions displayed by posture. Deeming this to lack an acceptable degree of granularity, the decision was made to create a PostureSensor class to take responsibility of this method. Similarly, the suggest_physical_response() method initially assigned to the PhysicalInteraction class was re-assigned to the RobotEmotion class during implementation, as it was thought more fitting that the<text:s/>responsibility sat with this class; this was largely due to the fact that the input for this method came from robot_emotion(), which was an object variable of the RobotEmotion class. Another reason<text:s/>(influenced by Philip’s (2018)<text:s/>reflection<text:s/>that<text:s/>objects in<text:s/>object-oriented programming<text:s/>are often reflective of their<text:s/>real-world<text:s/>counterparts,<text:s/>with software designers<text:s/>taking inspiration from their behaviours and attributes)<text:s/>was that emotions in real life are the main influencers to our physical responses; a hug is not motivated by the physical body, rather it is the emotion that is the driver.</text:p>
      <text:p text:style-name="Normal"/>
      <text:p text:style-name="Normal">Despite achieving more modularity in Clem’s design compared to my previous programming projects, I believe that I overcomplicated the processing of the user emotion data gathered from the semantic, expression, posture, and pitch analyses. The final program converted the raw data from these<text:s/>analyses (e.g. ‘upset’, ‘frustrated, ‘joyful’) to graded data (e.g. ‘negative_1’, ‘negative_2’, ‘positive_3’) to their corresponding numerical values or ‘emotion scores’ (-1, -2, 3). These steps could have been reduced if<text:s/><text:soft-page-break/>the UserEmotion.user_emotion_choices dictionary had the scores (e.g. -1, 0, 1) as keys, rather than the graded emotions ‘negative_1’, ‘neutral’, ‘positive_1’ etc. This would have made the following methods redundant and would have<text:s/>thus<text:s/>reduced the overall cyclomatic complexity of the program (Ferrer, Chicano &amp; Alba, 2013): UserEmotion.<text:span text:style-name="T2"><text:s/></text:span>_convert_nonpitch_emotions_to_graded_emotion_scores();</text:p>
      <text:p text:style-name="Normal"><text:s/>UserEmotion. _convert_pitch_emotions_to_graded_emotion_scores(). Aiming for simple, intuitive interaction of objects breeds elegant object oriented software solutions (Philips, 2018), and more time taken at the design stage to apply these principles would have reduced the tweaks and redesigns at the implementation stage that saw the creation of overly complex object interactions.<text:s/></text:p>
      <text:p text:style-name="Normal"/>
      <text:p text:style-name="Normal">Despite having to make too many design decisions during system implementation, a consistent test-driven development strategy was applied at this stage – a key recommendation for reliable, agile software development (Saroja &amp; Haseena, 2023); with every new method written came a unit test to test its functionality (see Appendix 1). Putting testability at the forefront of the development process resulted in fewer debugging issues later down the line, especially as bottom-up integration testing helped to expose errors at each level before the system was tested as<text:s/>a<text:s/>whole – an important part of the testing process to aid debugging and provide reliable software outcomes (Perez &amp; Kaiser, 2010).<text:s/></text:p>
      <text:p text:style-name="Normal"/>
      <text:p text:style-name="Normal">Following the system implementation, I was happy that the system requirements had been met: Clem responds to user input with appropriate content and tone commensurate with a social carer for the elderly; Clem is able to perform simulated listening gestures that are appropriate to the user’s interpreted emotion;<text:s/>and<text:s/>Clem can suggest and simulate a physical response that is appropriate to the read emotion. Additionally, Clem is able to comment on the user’s emotional journey in a ‘goodbye message’, based on initial and final emotion readings. I was pleased with this level of functionality, however future iterations could seek to provide more personalised ‘goodbye messages’ that comment on specific patterns of<text:s/>multiple<text:s/>positive and negative emotions read throughout the conversation, rather than just on the initial and final readings.<text:s/></text:p>
      <text:p text:style-name="Normal"/>
      <text:p text:style-name="Normal">Over the course of the design and implementation phases, there was a definite mix of successes and areas for development. When compared to previous projects, my system implementation skills have seen the biggest improvements, with the reusability of my code improving vastly. However, my system design skills require more careful<text:s/><text:soft-page-break/>technical planning – namely, how objects<text:s/>and their attributes<text:s/>will interact in order to achieve more simplistic and elegant object-oriented functionality.</text:p>
      <text:p text:style-name="Normal"/>
      <text:p text:style-name="Normal"><text:span text:style-name="T3">References</text:span></text:p>
      <text:p text:style-name="Normal">Ferrer, J., Chicano, F. and Alba, E. (2013) ‘Estimating software testing complexity’, <text:span text:style-name="T4">Information and Software Technology</text:span>, 55(12): 2125-2139. DOI: 10.1016/j.infsof.2013.07.007.</text:p>
      <text:p text:style-name="Normal"/>
      <text:p text:style-name="Normal">Gamma, E., Helm, R., Johnson, R., &amp; Vlissides, J. (1994).<text:s/><text:span text:style-name="T5">Design Patterns: Elements of Reusable Object-Oriented Software</text:span><text:s/>(1st edition). Westford, Massachusetts: Pearson Education.</text:p>
      <text:p text:style-name="Normal"/>
      <text:p text:style-name="Normal">Pérez, M.A. &amp; Kaiser, S. (2010) Bottom-up reuse for multi-level testing.<text:s/><text:span text:style-name="T6">The Journal of systems and software</text:span><text:s/>83 (12): 2392–2415. DOI: https://doi.org/10.1016/j.jss.2010.07.028.</text:p>
      <text:p text:style-name="Normal"/>
      <text:p text:style-name="Normal">Phillips, D. (2018). <text:span text:style-name="T7">Python 3 Object-Oriented Programming</text:span>. 3rd Edition. Birmingham: Packt Publishing. Available via the VitalSource Bookshelf. [Accessed 21 December 2024].</text:p>
      <text:p text:style-name="Normal"/>
      <text:p text:style-name="Normal">Saroja<text:a xlink:href="https://learning.oreilly.com/library/view/agile-software-development/9781119896395/c05.xhtml#c5-note-0001" office:target-frame-name="_top" xlink:show="replace">,</text:a><text:s/>S. &amp; <text:s/>Haseena, S.<text:span text:style-name="T8"><text:s/></text:span>(2023) ‘Functional and Non-Functional Requirements in Agile Software Development’, in<text:span text:style-name="T9"><text:s/></text:span>Hooda, S., Sood, V.M., Singh, Y., Dalal, S. <text:s/>&amp; Sood, M. (eds.)<text:s/><text:span text:style-name="T10">Agile software development: trends, challenges and applications</text:span>. Hoboken, New Jersey: John Wiley &amp; Sons. 71-86. DOI: https://doi.org/10.1002/9781119896838.</text:p>
      <text:p text:style-name="Normal"/>
      <text:p text:style-name="Normal"/>
      <text:p text:style-name="Normal"/>
      <text:p text:style-name="Normal"/>
      <text:p text:style-name="Normal"/>
      <text:p text:style-name="Normal"/>
      <text:p text:style-name="Normal"/>
      <text:p text:style-name="Normal"/>
      <text:p text:style-name="Normal"/>
      <text:soft-page-break/>
      <text:p text:style-name="P11">Appendices</text:p>
      <text:p text:style-name="P12">Appendix 1: Example test data from the System Implementation task</text:p>
      <text:p text:style-name="Normal"><draw:frame draw:style-name="a0" draw:name="Picture 2" text:anchor-type="as-char" svg:x="0in" svg:y="0in" svg:width="6.26806in" svg:height="3.49444in" style:rel-width="scale" style:rel-height="scale"><draw:image xlink:href="media/image1.emf"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5-01-22T22:59:00Z</meta:creation-date>
    <dc:date>2025-01-27T22:05:00Z</dc:date>
    <meta:template xlink:href="Normal" xlink:type="simple"/>
    <meta:editing-cycles>25</meta:editing-cycles>
    <meta:editing-duration>PT12480S</meta:editing-duration>
    <meta:document-statistic meta:page-count="4" meta:paragraph-count="13" meta:word-count="1013" meta:character-count="6776" meta:row-count="48" meta:non-whitespace-character-count="5776"/>
  </office:meta>
</office:document-meta>
</file>